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============================================</text:span></text:p>
      <text:p text:style-name="P1"><text:span text:style-name="T1"><text:tab/><text:tab/>global <text:s/>and local variables and globals()</text:span></text:p>
      <text:p text:style-name="P1"><text:span text:style-name="T1"><text:tab/>============================================</text:span></text:p>
      <text:p text:style-name="P1"><text:span text:style-name="T1">=&gt;When we come acrosss same global Variable names and Local Vraiable Names in same function definition then PVM gives preference for local variables but not for global variables.</text:span></text:p>
      <text:p text:style-name="P1"><text:span text:style-name="T1">=&gt;In this context, to extract / retrieve the values of global variables names along with local variables, we must use globals() and it returns an object of &lt;class,'dict'&gt; and this dict object stores all global variable Names as Keys and global variable values as values of value.</text:span></text:p>
      <text:p text:style-name="P2"/>
      <text:p text:style-name="P1"><text:span text:style-name="T1">=&gt;Syntax:-</text:span></text:p>
      <text:p text:style-name="P1"><text:span text:style-name="T1"><text:tab/><text:tab/>var1=val1</text:span></text:p>
      <text:p text:style-name="P1"><text:span text:style-name="T1"><text:tab/><text:tab/>var2=val2</text:span></text:p>
      <text:p text:style-name="P1"><text:span text:style-name="T1"><text:tab/><text:tab/>--------------</text:span></text:p>
      <text:p text:style-name="P1"><text:span text:style-name="T1"><text:tab/><text:tab/>var-n=val-n <text:s/># var1, var2...var-n are called global Variables</text:span></text:p>
      <text:p text:style-name="P1"><text:span text:style-name="T1"><text:tab/><text:tab/>def <text:s text:c="3"/>functionname():</text:span></text:p>
      <text:p text:style-name="P1"><text:span text:style-name="T1"><text:tab/><text:tab/> <text:s text:c="6"/>------------------------</text:span></text:p>
      <text:p text:style-name="P1"><text:span text:style-name="T1"><text:tab/><text:tab/> <text:s text:c="6"/>var1=val11</text:span></text:p>
      <text:p text:style-name="P1"><text:span text:style-name="T1"><text:tab/><text:tab/> <text:s text:c="6"/>var2=val22</text:span></text:p>
      <text:p text:style-name="P1"><text:span text:style-name="T1"><text:tab/><text:tab/> <text:s text:c="6"/>-----------------</text:span></text:p>
      <text:p text:style-name="P1"><text:span text:style-name="T1"><text:tab/><text:tab/> <text:s text:c="6"/>var-n=val-nn <text:s/># <text:s/>var1, var2...var-n are called local Variables</text:span></text:p>
      <text:p text:style-name="P1"><text:span text:style-name="T1"><text:tab/><text:tab/> <text:s text:c="6"/># Extarct <text:s/>the global variables values</text:span></text:p>
      <text:p text:style-name="P1"><text:span text:style-name="T1"><text:tab/><text:tab/> <text:s text:c="6"/>dictobj=globals()</text:span></text:p>
      <text:p text:style-name="P1"><text:span text:style-name="T1"><text:tab/><text:tab/> <text:s text:c="6"/>------------------------</text:span></text:p>
      <text:p text:style-name="P1"><text:span text:style-name="T1"><text:tab/><text:tab/> <text:s text:c="6"/>globalval1=dictobj['var1'] <text:s/># <text:s/>or <text:s/>dictobj.get("var1") or globals()['var1']</text:span></text:p>
      <text:p text:style-name="P1"><text:span text:style-name="T1"><text:tab/><text:tab/> <text:s text:c="6"/>globalval2=dictobj['var2'] <text:s/># or dictobj.get("var2") or globals()['var2']</text:span></text:p>
      <text:p text:style-name="P1"><text:span text:style-name="T1"><text:tab/><text:tab/> <text:s text:c="6"/>-----------------------------------------------------</text:span></text:p>
      <text:p text:style-name="P1"><text:span text:style-name="T1"><text:tab/><text:tab/> <text:s text:c="6"/>-----------------------------------------------------</text:span></text:p>
      <text:p text:style-name="P1"><text:span text:style-name="T1">==================================================================</text:span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132" meta:character-count="1355" meta:non-whitespace-character-count="1113"/>
    <meta:generator>LibreOfficeDev/6.0.5.2$Linux_X86_64 LibreOffice_project/</meta:generator>
  </office:meta>
</office:document-meta>
</file>